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Courier New" svg:font-family="'Courier New'" style:font-family-generic="modern"/>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5.4167in" fo:margin-left="-0.0208in" table:align="left" style:writing-mode="lr-tb"/>
    </style:style>
    <style:style style:name="Table1.A" style:family="table-column">
      <style:table-column-properties style:column-width="0.1146in"/>
    </style:style>
    <style:style style:name="Table1.B" style:family="table-column">
      <style:table-column-properties style:column-width="4.2167in"/>
    </style:style>
    <style:style style:name="Table1.C" style:family="table-column">
      <style:table-column-properties style:column-width="1.0854in"/>
    </style:style>
    <style:style style:name="Table1.1" style:family="table-row">
      <style:table-row-properties style:keep-together="true"/>
    </style:style>
    <style:style style:name="Table1.A1" style:family="table-cell">
      <style:table-cell-properties style:vertical-align="top" fo:padding="0.0208in" fo:border="none" style:writing-mode="lr-tb"/>
    </style:style>
    <style:style style:name="P1" style:family="paragraph" style:parent-style-name="Normal_20__28_Web_29_" style:master-page-name="Standard">
      <style:paragraph-properties fo:margin-top="0in" fo:margin-bottom="0.1945in" fo:text-align="center" style:justify-single-word="false"/>
    </style:style>
    <style:style style:name="P2" style:family="paragraph" style:parent-style-name="Normal_20__28_Web_29_">
      <style:paragraph-properties fo:text-align="center" style:justify-single-word="false"/>
      <style:text-properties fo:language="ru" fo:country="RU" fo:font-weight="bold" style:font-weight-asian="bold" style:font-weight-complex="bold"/>
    </style:style>
    <style:style style:name="P3" style:family="paragraph" style:parent-style-name="Normal_20__28_Web_29_">
      <style:paragraph-properties fo:text-align="center" style:justify-single-word="false"/>
    </style:style>
    <style:style style:name="P4" style:family="paragraph" style:parent-style-name="Normal_20__28_Web_29_">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justify" style:justify-single-word="false"/>
    </style:style>
    <style:style style:name="P6" style:family="paragraph">
      <style:paragraph-properties style:writing-mode="lr-tb"/>
    </style:style>
    <style:style style:name="P7" style:family="paragraph" style:parent-style-name="Heading_20_3">
      <style:paragraph-properties fo:text-align="justify" style:justify-single-word="false"/>
    </style:style>
    <style:style style:name="P8" style:family="paragraph" style:parent-style-name="Standard">
      <style:paragraph-properties style:snap-to-layout-grid="false"/>
    </style:style>
    <style:style style:name="P9" style:family="paragraph" style:parent-style-name="Standard">
      <style:paragraph-properties fo:margin-top="0in" fo:margin-bottom="0.1665in" style:snap-to-layout-grid="false"/>
    </style:style>
    <style:style style:name="P10" style:family="paragraph" style:parent-style-name="Standard">
      <style:paragraph-properties fo:margin-top="0in" fo:margin-bottom="0.1665in" fo:text-align="justify" style:justify-single-word="false"/>
    </style:style>
    <style:style style:name="T1" style:family="text">
      <style:text-properties fo:language="ru" fo:country="RU"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language="ru" fo:country="RU"/>
    </style:style>
    <style:style style:name="T4" style:family="text">
      <style:text-properties fo:font-style="italic" style:font-style-asian="italic" style:font-style-complex="italic"/>
    </style:style>
    <style:style style:name="T5" style:family="text">
      <style:text-properties fo:language="ru" fo:country="RU" fo:font-style="italic" style:font-style-asian="italic" style:font-style-complex="italic"/>
    </style:style>
    <style:style style:name="T6" style:family="text">
      <style:text-properties style:font-name="Courier New" style:font-name-complex="Courier New"/>
    </style:style>
    <style:style style:name="gr1" style:family="graphic">
      <style:graphic-properties draw:stroke="none" draw:fill="solid" draw:fill-color="#808080" draw:textarea-horizontal-align="left" draw:textarea-vertical-align="top" draw:auto-grow-height="false" fo:padding-top="0.0902in" fo:padding-bottom="0.0902in" fo:padding-left="0.1736in" fo:padding-right="0.1736in" fo:wrap-option="no-wrap" draw:shadow="hidden" fo:margin-left="0in" fo:margin-right="0in" style:run-through="foreground" style:vertical-pos="top" style:vertical-rel="baseli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НОВ</text:span><text:span text:style-name="T2"> </text:span><text:span text:style-name="T1"> БЪЛГАРСКИ</text:span><text:span text:style-name="T2"> </text:span><text:span text:style-name="T1"> УНИВЕРСИТЕТ</text:span></text:p>
      <text:p text:style-name="P2">Департамент Информатика</text:p>
      <text:p text:style-name="P3"><text:span text:style-name="T2">XVII</text:span><text:span text:style-name="T1">І РЕПУБЛИКАНСКА СТУДЕНТСКА ОЛИМПИАДА ПО ПРОГРАМИРАНЕ</text:span></text:p>
      <text:p text:style-name="P4">13 - 14 май 2006 г.</text:p>
      <text:p text:style-name="P5"><draw:custom-shape text:anchor-type="as-char" draw:z-index="0" draw:style-name="gr1" draw:text-style-name="P6" svg:width="6.5323in" svg:height="0.0213in"><text:p/><draw:enhanced-geometry svg:viewBox="0 0 21600 21600" draw:type="rectangle" draw:enhanced-path="M 0 0 L 21600 0 21600 21600 0 21600 0 0 Z N"/></draw:custom-shape></text:p>
      <text:p text:style-name="P7">    Задача C. Най-дълга  подредица</text:p>
      <text:p text:style-name="Normal_20__28_Web_29_">   <text:span text:style-name="T3"> Дадено е множество със свойството: от всяка негова редица може да се избере сходяща подредица. Как се нарича такова множество? Отговорът на този въпрос няма отношение към задачата, която ще бъде поставена, но има пряко отношение към общата математическа култура на състезателите.<text:line-break/></text:span>   <text:span text:style-name="T3"> А сега и задачата: Дадена е редица </text:span><text:span text:style-name="T4">X</text:span><text:span text:style-name="T5"> </text:span><text:span text:style-name="T3">от </text:span><text:span text:style-name="T4">N</text:span><text:span text:style-name="T3"> цели числа. Да се намери най-дългата подредица,</text:span> <text:span text:style-name="T3"> сумата от елементите на която се дели (без остатък) на зададено число </text:span><text:span text:style-name="T4">K</text:span><text:span text:style-name="T3">. Казваме, че </text:span><text:span text:style-name="T4">Z</text:span><text:span text:style-name="T5"> </text:span><text:span text:style-name="T3">е подредица на</text:span> <text:span text:style-name="T3"> </text:span><text:span text:style-name="T4">X</text:span><text:span text:style-name="T3">, ако </text:span><text:span text:style-name="T4">Z</text:span><text:span text:style-name="T5"> </text:span><text:span text:style-name="T3">може да бъде получена чрез премахване на някои членове на </text:span><text:span text:style-name="T4">X</text:span><text:span text:style-name="T3">. Празното множество е подредица (с дължина 0) и цялата редица също е подредица (с дължина </text:span><text:span text:style-name="T4">N</text:span><text:span text:style-name="T3">). </text:span></text:p>
      <text:p text:style-name="Normal_20__28_Web_29_">  <text:span text:style-name="T2"> </text:span><text:span text:style-name="T1"> Вход</text:span><text:span text:style-name="T3"><text:line-break/></text:span>   <text:span text:style-name="T3"> Първият ред на входа съдържа две числа </text:span><text:span text:style-name="T4">N</text:span><text:span text:style-name="T3"> и </text:span><text:span text:style-name="T4">K</text:span><text:span text:style-name="T3">. Следващите редове съдържат точно </text:span><text:span text:style-name="T4">N</text:span><text:span text:style-name="T3"> цели числа - елементите на редицата. Входът съдържа повече от един пример и завършва с </text:span><text:span text:style-name="T4">N</text:span><text:span text:style-name="T3"> = 0. Всички числа на входа са цели положителни числа, по-малки от 1000, с изключение на последното число, което е 0. </text:span></text:p>
      <text:p text:style-name="Normal_20__28_Web_29_"><text:span text:style-name="T3">  </text:span><text:span text:style-name="T1">  Изход</text:span><text:span text:style-name="T3"><text:line-break/>   </text:span> Всеки ред на изхода съдържа дължината на най-дългата намерена подредица за поредния пример от входа. </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
          </table:table-cell>
          <table:table-cell table:style-name="Table1.A1" office:value-type="string">
            <text:p text:style-name="P9">Примерен вход: <text:span text:style-name="T6"><text:line-break/>7 5<text:line-break/>1 1 1 2 2 2 4<text:line-break/>10 3<text:line-break/>1 2 3 4 5 6 7 8 9 10<text:line-break/>5 27<text:line-break/>20 1 1 1 1<text:line-break/>6 6<text:line-break/>10 10 10 2 2 2<text:line-break/>0</text:span></text:p>
          </table:table-cell>
          <table:table-cell table:style-name="Table1.A1" office:value-type="string">
            <text:p text:style-name="P9">Изход:<text:line-break/><text:span text:style-name="T6">5<text:line-break/>9<text:line-break/>0<text:line-break/>6</text:span></text:p>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Courier New" svg:font-family="'Courier New'" style:font-family-generic="modern"/>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3" style:display-name="Heading 3" style:family="paragraph" style:parent-style-name="Standard" style:next-style-name="Text_20_body" style:class="text">
      <style:paragraph-properties fo:margin-top="0.1945in" fo:margin-bottom="0.1945in"/>
      <style:text-properties fo:font-size="13.5pt" fo:font-weight="bold" style:font-size-asian="13.5pt" style:font-weight-asian="bold" style:font-size-complex="13.5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Normal_20__28_Web_29_" style:display-name="Normal (Web)" style:family="paragraph" style:parent-style-name="Standard">
      <style:paragraph-properties fo:margin-top="0.1945in" fo:margin-bottom="0.1945in"/>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9839in" fo:margin-bottom="0.9839in" fo:margin-left="0.9839in" fo:margin-right="0.9839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delmin</dc:title>
    <meta:initial-creator>Nikolay Kirov</meta:initial-creator>
    <meta:creation-date>2006-05-15T11:16:00</meta:creation-date>
    <dc:creator>Nikolay Kirov</dc:creator>
    <dc:date>2006-05-15T11:16:00</dc:date>
    <dc:language>en-US</dc:language>
    <meta:editing-cycles>2</meta:editing-cycles>
    <meta:editing-duration>PT1M0S</meta:editing-duration>
    <meta:user-defined meta:name="Info 1"/>
    <meta:user-defined meta:name="Info 2"/>
    <meta:user-defined meta:name="Info 3"/>
    <meta:user-defined meta:name="Info 4"/>
    <meta:document-statistic meta:table-count="1" meta:image-count="0" meta:object-count="0" meta:page-count="1" meta:paragraph-count="11" meta:word-count="243" meta:character-count="1330"/>
  </office:meta>
</office:document-meta>
</file>